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text-properties style:font-name="Arial" style:text-underline-style="solid" style:text-underline-width="auto" style:text-underline-color="font-color" fo:font-weight="bold" style:font-weight-asian="bold" style:font-weight-complex="bold"/>
    </style:style>
    <style:style style:name="P3" style:family="paragraph" style:parent-style-name="Text_20_body">
      <style:text-properties style:font-name="Arial" style:text-underline-style="none"/>
    </style:style>
    <style:style style:name="P4" style:family="paragraph" style:parent-style-name="Text_20_body">
      <style:text-properties style:font-name="Arial"/>
    </style:style>
    <style:style style:name="P5" style:family="paragraph" style:parent-style-name="Text_20_body" style:list-style-name="L1">
      <style:text-properties style:font-name="Arial"/>
    </style:style>
    <style:style style:name="P6" style:family="paragraph" style:parent-style-name="Text_20_body">
      <style:text-properties style:font-name="Arial" style:text-underline-style="solid" style:text-underline-width="auto" style:text-underline-color="font-color" fo:font-weight="bold" style:font-weight-asian="bold" style:font-weight-complex="bold"/>
    </style:style>
    <style:style style:name="P7" style:family="paragraph" style:parent-style-name="Text_20_body">
      <style:text-properties style:font-name="Arial" style:text-underline-style="none"/>
    </style:style>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7"/>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paragraph-properties fo:text-align="center" style:justify-single-word="false" fo:break-before="page"/>
      <style:text-properties style:font-name="Arial" fo:font-size="16pt" style:text-underline-style="solid" style:text-underline-width="auto" style:text-underline-color="font-color" fo:font-weight="bold" style:font-size-asian="16pt" style:font-weight-asian="bold" style:font-size-complex="16pt" style:font-weight-complex="bold"/>
    </style:style>
    <style:style style:name="T1" style:family="text">
      <style:text-properties style:font-name="Arial"/>
    </style:style>
    <style:style style:name="T2" style:family="text">
      <style:text-properties style:font-name="Arial" style:text-underline-style="none"/>
    </style:style>
    <style:style style:name="T3" style:family="text">
      <style:text-properties style:text-underline-style="none"/>
    </style:style>
    <style:style style:name="T4" style:family="text">
      <style:text-properties fo:font-weight="normal" style:font-weight-asian="normal" style:font-weight-complex="normal"/>
    </style:style>
    <style:style style:name="T5" style:family="text">
      <style:text-properties style:text-underline-style="solid" style:text-underline-width="auto" style:text-underline-color="font-color"/>
    </style:style>
    <style:style style:name="T6" style:family="text">
      <style:text-properties fo:font-weight="bold"/>
    </style:style>
    <style:style style:name="T7" style:family="text">
      <style:text-properties style:font-weight-asian="bold"/>
    </style:style>
    <style:style style:name="T8" style:family="text">
      <style:text-properties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Highlighting</text:p>
      <text:p text:style-name="P2">Current Situation:</text:p>
      <text:p text:style-name="P1">WebKit, like all modern browsers, has the ability to select text, graphics and other elements on a screen for the purpose of copying them.</text:p>
      <text:p text:style-name="P1"/>
      <text:p text:style-name="P2">Problem:</text:p>
      <text:p text:style-name="P1">When you are using a touch screen, there is a likelihood for the user to accidentally move their finger a tiny amount and initiate a “select” instead of the desired “click”.</text:p>
      <text:p text:style-name="P1"/>
      <text:p text:style-name="P2">Envisioned Implementation:</text:p>
      <text:list xml:id="list1774506661" text:style-name="L9">
        <text:list-item>
          <text:p text:style-name="P13"><text:span text:style-name="T2">Disable highlighting all together</text:span></text:p>
        </text:list-item>
        <text:list-item>
          <text:p text:style-name="P13"><text:span text:style-name="T2">possibly implement “drag to scroll”.</text:span></text:p>
        </text:list-item>
      </text:list>
      <text:p text:style-name="P1"/>
      <text:p text:style-name="P2">Implementation Ideas:</text:p>
      <text:list xml:id="list1236139393" text:style-name="L1">
        <text:list-item>
          <text:p text:style-name="P5">Disable highlighting in WebKit, possibly before or at compile time</text:p>
        </text:list-item>
        <text:list-item>
          <text:p text:style-name="P5">Call WebKit with the features disabled.</text:p>
        </text:list-item>
        <text:list-item>
          <text:p text:style-name="P5">Capture and steal mouse-drag events</text:p>
        </text:list-item>
        <text:list-item>
          <text:p text:style-name="P5">Capture all mouse actions, and only use those we want</text:p>
        </text:list-item>
        <text:list-item>
          <text:p text:style-name="P5">Handle highlighting at the website level (Javascript + CSS)</text:p>
        </text:list-item>
      </text:list>
      <text:p text:style-name="P3"/>
      <text:p text:style-name="P2">What did not work (and why):</text:p>
      <text:list xml:id="list1018596583" text:style-name="L10">
        <text:list-item>
          <text:p text:style-name="P14"><text:span text:style-name="T2">Removing modules from WebKit proved to be very complicated and time consuming.</text:span></text:p>
        </text:list-item>
        <text:list-item>
          <text:p text:style-name="P14"><text:span text:style-name="T2">WebKit's compile flags are not very numerous and none of them allow you to enable or disable UI features, only certain environment settings.</text:span></text:p>
        </text:list-item>
        <text:list-item>
          <text:p text:style-name="P14"><text:span text:style-name="T2">Webkit does not allow you to disable features through function arguments or settings.</text:span></text:p>
        </text:list-item>
        <text:list-item>
          <text:p text:style-name="P14"><text:span text:style-name="T2">If you try to capture mouse-drags, you end up capturing all mouse events and it is very difficult to release a mouse-click back to it's original target. This is especially true with WebKit's web_view.</text:span></text:p>
        </text:list-item>
      </text:list>
      <text:p text:style-name="P3"/>
      <text:p text:style-name="P2">What Worked</text:p>
      <text:list xml:id="list1862676844" text:style-name="L11">
        <text:list-item>
          <text:p text:style-name="P15"><text:span text:style-name="T2">We were able to handle the unwanted mouse events at the website level (Javascript).</text:span></text:p>
        </text:list-item>
        <text:list-item>
          <text:p text:style-name="P15"><text:span text:style-name="T2">Javascript was able to de-select all the text when it detected a “drag” event.</text:span></text:p>
        </text:list-item>
      </text:list>
      <text:p text:style-name="P3"/>
      <text:p text:style-name="P2">Final Implementation and Conclusion:</text:p>
      <text:p text:style-name="P1">In the end, we ended up injecting some Javascript into each page. The script would detect a mouse-down, then if no mouse-up occurred for a specified period of time (~250ms), it would call a “select-none” function and cancel the selection.</text:p>
      <text:p text:style-name="P16">Context Menu</text:p>
      <text:p text:style-name="P2">Current Situation:</text:p>
      <text:p text:style-name="P1">The closest thing we have to a context menu is the “back/forward/stop/reload” menu provided by WebKit when you right-click.</text:p>
      <text:p text:style-name="P1"/>
      <text:p text:style-name="P2">Problem:</text:p>
      <text:list xml:id="list432920210" text:style-name="L2">
        <text:list-item>
          <text:p text:style-name="P8"><text:span text:style-name="T1">The menu is limited (forward/back/stop/reload)</text:span></text:p>
        </text:list-item>
        <text:list-item>
          <text:p text:style-name="P8"><text:span text:style-name="T1">The menu changes depending on what you clicked on (text/image/background/link/etc)</text:span></text:p>
        </text:list-item>
        <text:list-item>
          <text:p text:style-name="P8"><text:span text:style-name="T1">The menu is small, making the options hard to hit on a small screen</text:span></text:p>
        </text:list-item>
        <text:list-item>
          <text:p text:style-name="P8"><text:span text:style-name="T1">Touchscreens (typically) have no right-click.</text:span></text:p>
        </text:list-item>
      </text:list>
      <text:p text:style-name="P1"/>
      <text:p text:style-name="P2">Envisioned Implementation:</text:p>
      <text:list xml:id="list782848489" text:style-name="L3">
        <text:list-item>
          <text:p text:style-name="P9"><text:span text:style-name="T2">Double-click activates the menu</text:span></text:p>
        </text:list-item>
        <text:list-item>
          <text:p text:style-name="P9"><text:span text:style-name="T2">The buttons are as big as possible and resize with the window, making them easier to hit</text:span></text:p>
        </text:list-item>
        <text:list-item>
          <text:p text:style-name="P9"><text:span text:style-name="T2">The context menu is static and incorporates application options (fullscreen, minimize, close)</text:span></text:p>
        </text:list-item>
      </text:list>
      <text:p text:style-name="P1"/>
      <text:p text:style-name="P2">Implementation Ideas:</text:p>
      <text:list xml:id="list1562545359" text:continue-list="list1236139393" text:style-name="L1">
        <text:list-item>
          <text:p text:style-name="P5">Disable highlighting in WebKit, possibly before or at compile time</text:p>
        </text:list-item>
        <text:list-item>
          <text:p text:style-name="P5">Call WebKit with the features disabled.</text:p>
        </text:list-item>
        <text:list-item>
          <text:p text:style-name="P5">Capture and steal mouse-drag events</text:p>
        </text:list-item>
        <text:list-item>
          <text:p text:style-name="P5">Capture all mouse actions, and only use those we want</text:p>
        </text:list-item>
        <text:list-item>
          <text:p text:style-name="P5">Handle highlighting at the website level (Javascript + CSS)</text:p>
        </text:list-item>
      </text:list>
      <text:p text:style-name="P3"/>
      <text:p text:style-name="P2">What did not work (and why):</text:p>
      <text:list xml:id="list806901787" text:style-name="L4">
        <text:list-item>
          <text:p text:style-name="P10"><text:span text:style-name="T2">When attempting to capture a right-click, we ran into the problem where it would also capture a single left-click and we could not give it back to WebKit. This rendered it impossible to click on links!</text:span></text:p>
        </text:list-item>
      </text:list>
      <text:p text:style-name="P3"/>
      <text:p text:style-name="P2">What Worked</text:p>
      <text:list xml:id="list2021790357" text:style-name="L5">
        <text:list-item>
          <text:p text:style-name="P11"><text:span text:style-name="T2">We made the context menu activated by a button. This was a work-around, but at least it works.</text:span></text:p>
        </text:list-item>
        <text:list-item>
          <text:p text:style-name="P11"><text:span text:style-name="T2">The buttons are on a 9x9 grid, making them very easy to hit on almost any screen size.</text:span></text:p>
        </text:list-item>
      </text:list>
      <text:p text:style-name="P3"/>
      <text:p text:style-name="Text_20_body">Final Implementation and Conclusion:</text:p>
      <text:p text:style-name="P1"><text:tab/>The context menu's design is very solid and is quite useful and easy to use. Trying to capture a specific mouse action on the other hand has proven time and time again to be very annoying and difficult to do without negatively affecting other parts of the UI (such as WebK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keyboard_7e_LT_7e_Gliederung_20_1" style:display-name="keyboard~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keyboard_7e_LT_7e_Gliederung_20_2" style:display-name="keyboard~LT~Gliederung 2" style:family="paragraph" style:parent-style-name="keyboard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keyboard_7e_LT_7e_Gliederung_20_3" style:display-name="keyboard~LT~Gliederung 3" style:family="paragraph" style:parent-style-name="keyboard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keyboard_7e_LT_7e_Gliederung_20_4" style:display-name="keyboard~LT~Gliederung 4" style:family="paragraph" style:parent-style-name="keyboard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keyboard_7e_LT_7e_Gliederung_20_5" style:display-name="keyboard~LT~Gliederung 5" style:family="paragraph" style:parent-style-name="keyboard_7e_LT_7e_Gliederung_20_4">
      <style:paragraph-properties fo:margin-left="2.3626in" fo:margin-right="0in" fo:margin-top="0in" fo:margin-bottom="0.0398in" fo:text-indent="-0.2362in" style:auto-text-indent="false">
        <style:tab-stops/>
      </style:paragraph-properties>
    </style:style>
    <style:style style:name="keyboard_7e_LT_7e_Gliederung_20_6" style:display-name="keyboard~LT~Gliederung 6" style:family="paragraph" style:parent-style-name="keyboard_7e_LT_7e_Gliederung_20_5">
      <style:paragraph-properties fo:margin-left="2.8346in" fo:margin-right="0in" fo:text-indent="-0.2362in" style:auto-text-indent="false">
        <style:tab-stops/>
      </style:paragraph-properties>
    </style:style>
    <style:style style:name="keyboard_7e_LT_7e_Gliederung_20_7" style:display-name="keyboard~LT~Gliederung 7" style:family="paragraph" style:parent-style-name="keyboard_7e_LT_7e_Gliederung_20_6">
      <style:paragraph-properties fo:margin-left="3.3071in" fo:margin-right="0in" fo:text-indent="-0.2362in" style:auto-text-indent="false">
        <style:tab-stops/>
      </style:paragraph-properties>
    </style:style>
    <style:style style:name="keyboard_7e_LT_7e_Gliederung_20_8" style:display-name="keyboard~LT~Gliederung 8" style:family="paragraph" style:parent-style-name="keyboard_7e_LT_7e_Gliederung_20_7">
      <style:paragraph-properties fo:margin-left="3.7799in" fo:margin-right="0in" fo:text-indent="-0.2362in" style:auto-text-indent="false">
        <style:tab-stops/>
      </style:paragraph-properties>
    </style:style>
    <style:style style:name="keyboard_7e_LT_7e_Gliederung_20_9" style:display-name="keyboard~LT~Gliederung 9" style:family="paragraph" style:parent-style-name="keyboard_7e_LT_7e_Gliederung_20_8">
      <style:paragraph-properties fo:margin-left="4.252in" fo:margin-right="0in" fo:text-indent="-0.2362in" style:auto-text-indent="false">
        <style:tab-stops/>
      </style:paragraph-properties>
    </style:style>
    <style:style style:name="keyboard_7e_LT_7e_Titel" style:display-name="keybo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keyboard_7e_LT_7e_Untertitel" style:display-name="keyboard~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keyboard_7e_LT_7e_Notizen" style:display-name="keyboard~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keyboard_7e_LT_7e_Hintergrundobjekte" style:display-name="keyboard~LT~Hintergrundobjekte" style:family="paragraph">
      <style:paragraph-properties style:text-autospace="none"/>
      <style:text-properties style:letter-kerning="true"/>
    </style:style>
    <style:style style:name="keyboard_7e_LT_7e_Hintergrund" style:display-name="keyboard~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21T11:14:22</meta:creation-date>
    <dc:date>2009-05-21T15:43:44</dc:date>
    <meta:editing-duration>PT01H18M39S</meta:editing-duration>
    <meta:editing-cycles>17</meta:editing-cycles>
    <meta:generator>OpenOffice.org/3.0$Unix OpenOffice.org_project/300m15$Build-9379</meta:generator>
    <meta:document-statistic meta:table-count="0" meta:image-count="0" meta:object-count="0" meta:page-count="2" meta:paragraph-count="49" meta:word-count="577" meta:character-count="3368"/>
    <meta:user-defined meta:name="Info 1"/>
    <meta:user-defined meta:name="Info 2"/>
    <meta:user-defined meta:name="Info 3"/>
    <meta:user-defined meta:name="Info 4"/>
  </office:meta>
</office:document-meta>
</file>